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5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01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2.041cm" fo:padding-top="0.125cm" fo:padding-bottom="0.125cm" fo:padding-left="0.25cm" fo:padding-right="0.25cm" fo:wrap-option="wrap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1.848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6" draw:id="id6" draw:layer="layout" svg:width="2.566cm" svg:height="0.872cm" svg:x="17.5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3.046cm" svg:height="0.872cm" svg:x="13.7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11" draw:id="id11" draw:layer="layout" svg:width="4cm" svg:height="0.872cm" svg:x="6.6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8" draw:id="id8" draw:layer="layout" svg:width="4.09cm" svg:height="0.872cm" svg:x="21.2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9" draw:id="id9" draw:layer="layout" svg:width="6.348cm" svg:height="0.872cm" svg:x="11.184cm" svg:y="6.858cm">
          <text:p text:style-name="P1"><text:span text:style-name="T1">SoftwareQuaternion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3" xml:id="id12" draw:id="id12" draw:layer="layout" svg:width="3.61cm" svg:height="0.872cm" svg:x="1.618cm" svg:y="10.16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xml:id="id14" draw:id="id14" draw:layer="layout" svg:width="3.054cm" svg:height="0.872cm" svg:x="-0.006cm" svg:y="12.224cm">
          <text:p text:style-name="P1"><text:span text:style-name="T1">Ladybug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15" draw:id="id15" draw:layer="layout" svg:width="2.515cm" svg:height="0.872cm" svg:x="2.7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3" xml:id="id13" draw:id="id13" draw:layer="layout" svg:width="4cm" svg:height="0.872cm" svg:x="7.642cm" svg:y="10.16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" draw:text-style-name="P3" xml:id="id16" draw:id="id16" draw:layer="layout" svg:width="2.54cm" svg:height="0.872cm" svg:x="8.3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3" xml:id="id10" draw:id="id10" draw:layer="layout" svg:width="3.898cm" svg:height="0.872cm" svg:x="18.404cm" svg:y="10.16cm">
          <text:p text:style-name="P1"><text:span text:style-name="T1">STM32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xml:id="id1" draw:id="id1" draw:layer="layout" svg:width="3.898cm" svg:height="0.872cm" svg:x="15.422cm" svg:y="14.876cm">
          <text:p text:style-name="P1"><text:span text:style-name="T1">Omnibus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" draw:text-style-name="P2" xml:id="id3" draw:id="id3" draw:layer="layout" svg:width="2.778cm" svg:height="0.872cm" svg:x="19.05cm" svg:y="14.876cm">
          <text:p text:style-name="P1"><text:span text:style-name="T1">BetaFPV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xml:id="id4" draw:id="id4" draw:layer="layout" svg:width="3.725cm" svg:height="0.872cm" svg:x="21.929cm" svg:y="14.876cm">
          <text:p text:style-name="P1"><text:span text:style-name="T1">AlienflightF3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" draw:text-style-name="P2" xml:id="id5" draw:id="id5" draw:layer="layout" svg:width="2.557cm" svg:height="0.872cm" svg:x="25.445cm" svg:y="14.876cm">
          <text:p text:style-name="P1"><text:span text:style-name="T1">Femto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4" xml:id="id2" draw:id="id2" draw:layer="layout" draw:type="line" svg:x1="20.408cm" svg:y1="11.114cm" svg:x2="17.371cm" svg:y2="14.876cm" draw:end-shape="id1" draw:end-glue-point="0" svg:d="M20408 11114l-3037 3762" svg:viewBox="0 0 3038 3763">
          <text:p/>
        </draw:connector>
        <draw:connector draw:style-name="gr5" draw:text-style-name="P4" draw:layer="layout" draw:type="line" svg:x1="20.408cm" svg:y1="11.114cm" svg:x2="20.439cm" svg:y2="14.876cm" draw:start-shape="id2" draw:start-glue-point="2" draw:end-shape="id3" svg:d="M20408 11114l31 3762" svg:viewBox="0 0 32 3763">
          <text:p/>
        </draw:connector>
        <draw:connector draw:style-name="gr5" draw:text-style-name="P4" draw:layer="layout" draw:type="line" svg:x1="20.408cm" svg:y1="11.114cm" svg:x2="23.791cm" svg:y2="14.876cm" draw:start-shape="id2" draw:start-glue-point="2" draw:end-shape="id4" draw:end-glue-point="0" svg:d="M20408 11114l3383 3762" svg:viewBox="0 0 3384 3763">
          <text:p/>
        </draw:connector>
        <draw:connector draw:style-name="gr5" draw:text-style-name="P4" draw:layer="layout" draw:type="line" svg:x1="20.408cm" svg:y1="11.114cm" svg:x2="26.723cm" svg:y2="14.876cm" draw:start-shape="id2" draw:start-glue-point="2" draw:end-shape="id5" draw:end-glue-point="0" svg:d="M20408 11114l6315 3762" svg:viewBox="0 0 6316 3763">
          <text:p/>
        </draw:connector>
        <draw:connector draw:style-name="gr5" draw:text-style-name="P4" draw:layer="layout" draw:type="line" svg:x1="18.809cm" svg:y1="2.142cm" svg:x2="15.231cm" svg:y2="4.203cm" draw:start-shape="id6" draw:start-glue-point="2" draw:end-shape="id7" draw:end-glue-point="0" svg:d="M18809 2142l-3578 2061" svg:viewBox="0 0 3579 2062">
          <text:p/>
        </draw:connector>
        <draw:connector draw:style-name="gr5" draw:text-style-name="P4" draw:layer="layout" draw:type="line" svg:x1="18.809cm" svg:y1="2.142cm" svg:x2="23.254cm" svg:y2="4.191cm" draw:start-shape="id6" draw:start-glue-point="2" draw:end-shape="id8" draw:end-glue-point="0" svg:d="M18809 2142l4445 2049" svg:viewBox="0 0 4446 2050">
          <text:p/>
        </draw:connector>
        <draw:connector draw:style-name="gr5" draw:text-style-name="P4" draw:layer="layout" draw:type="line" svg:x1="15.231cm" svg:y1="5.075cm" svg:x2="8.423cm" svg:y2="6.699cm" draw:start-shape="id7" draw:start-glue-point="2" svg:d="M15231 5075l-6808 1624" svg:viewBox="0 0 6809 1625">
          <text:p/>
        </draw:connector>
        <draw:connector draw:style-name="gr5" draw:text-style-name="P4" draw:layer="layout" draw:type="line" svg:x1="15.231cm" svg:y1="5.075cm" svg:x2="14.358cm" svg:y2="6.858cm" draw:start-shape="id7" draw:end-shape="id9" svg:d="M15231 5075l-873 1783" svg:viewBox="0 0 874 1784">
          <text:p/>
        </draw:connector>
        <draw:connector draw:style-name="gr5" draw:text-style-name="P4" draw:layer="layout" draw:type="line" svg:x1="15.231cm" svg:y1="5.075cm" svg:x2="20.353cm" svg:y2="10.16cm" draw:start-shape="id7" draw:start-glue-point="2" draw:end-shape="id10" draw:end-glue-point="0" svg:d="M15231 5075l5122 5085" svg:viewBox="0 0 5123 5086">
          <text:p/>
        </draw:connector>
        <draw:connector draw:style-name="gr5" draw:text-style-name="P4" draw:layer="layout" draw:type="line" svg:x1="8.666cm" svg:y1="7.73cm" svg:x2="3.423cm" svg:y2="10.16cm" draw:start-shape="id11" draw:start-glue-point="2" draw:end-shape="id12" draw:end-glue-point="0" svg:d="M8666 7730l-5243 2430" svg:viewBox="0 0 5244 2431">
          <text:p/>
        </draw:connector>
        <draw:connector draw:style-name="gr5" draw:text-style-name="P4" draw:layer="layout" draw:type="line" svg:x1="8.666cm" svg:y1="7.73cm" svg:x2="9.642cm" svg:y2="10.16cm" draw:start-shape="id11" draw:start-glue-point="2" draw:end-shape="id13" draw:end-glue-point="0" svg:d="M8666 7730l976 2430" svg:viewBox="0 0 977 2431">
          <text:p/>
        </draw:connector>
        <draw:connector draw:style-name="gr5" draw:text-style-name="P4" draw:layer="layout" draw:type="line" svg:x1="3.423cm" svg:y1="11.032cm" svg:x2="1.521cm" svg:y2="12.224cm" draw:start-shape="id12" draw:start-glue-point="2" draw:end-shape="id14" draw:end-glue-point="0" svg:d="M3423 11032l-1902 1192" svg:viewBox="0 0 1903 1193">
          <text:p/>
        </draw:connector>
        <draw:connector draw:style-name="gr5" draw:text-style-name="P4" draw:layer="layout" draw:type="line" svg:x1="3.423cm" svg:y1="11.032cm" svg:x2="4.014cm" svg:y2="12.192cm" draw:start-shape="id12" draw:start-glue-point="2" draw:end-shape="id15" svg:d="M3423 11032l591 1160" svg:viewBox="0 0 592 1161">
          <text:p/>
        </draw:connector>
        <draw:connector draw:style-name="gr5" draw:text-style-name="P4" draw:layer="layout" draw:type="line" svg:x1="9.642cm" svg:y1="11.032cm" svg:x2="9.638cm" svg:y2="12.224cm" draw:start-shape="id13" draw:start-glue-point="2" draw:end-shape="id16" draw:end-glue-point="0" svg:d="M9642 11032l-4 1192" svg:viewBox="0 0 5 1193">
          <text:p/>
        </draw:connector>
        <draw:custom-shape draw:name="CustomShape 12" draw:style-name="gr6" draw:text-style-name="P3" xml:id="id17" draw:id="id17" draw:layer="layout" svg:width="2.347cm" svg:height="0.872cm" svg:x="4.9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4" draw:layer="layout" draw:type="line" svg:x1="3.423cm" svg:y1="11.032cm" svg:x2="6.13cm" svg:y2="12.192cm" draw:start-shape="id12" draw:start-glue-point="2" draw:end-shape="id17" draw:end-glue-point="0" svg:d="M3423 11032l2707 1160" svg:viewBox="0 0 2708 1161">
          <text:p/>
        </draw:connector>
        <draw:connector draw:style-name="gr5" draw:text-style-name="P4" draw:layer="layout" draw:type="line" svg:x1="14.358cm" svg:y1="7.73cm" svg:x2="20.353cm" svg:y2="10.16cm" draw:start-shape="id9" draw:start-glue-point="2" draw:end-shape="id10" draw:end-glue-point="0" svg:d="M14358 7730l5995 2430" svg:viewBox="0 0 5996 2431">
          <text:p/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19-09-16T11:48:34.768000000</dc:date>
    <meta:editing-cycles>71</meta:editing-cycles>
    <meta:editing-duration>PT2H25M40S</meta:editing-duration>
    <meta:generator>LibreOffice/5.4.2.2$Windows_X86_64 LibreOffice_project/22b09f6418e8c2d508a9eaf86b2399209b0990f4</meta:generator>
    <meta:document-statistic meta:object-count="52"/>
  </office:meta>
</office:document-meta>
</file>